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d310" officeooo:paragraph-rsid="001dd310"/>
    </style:style>
    <style:style style:name="P2" style:family="paragraph" style:parent-style-name="Standard">
      <style:text-properties officeooo:rsid="001dd310" officeooo:paragraph-rsid="0021627e"/>
    </style:style>
    <style:style style:name="P3" style:family="paragraph" style:parent-style-name="Standard">
      <style:text-properties officeooo:rsid="001dd310" officeooo:paragraph-rsid="003c8959"/>
    </style:style>
    <style:style style:name="P4" style:family="paragraph" style:parent-style-name="Standard">
      <style:text-properties officeooo:rsid="001dd310" officeooo:paragraph-rsid="003eaaf6"/>
    </style:style>
    <style:style style:name="P5" style:family="paragraph" style:parent-style-name="Standard">
      <style:text-properties officeooo:rsid="001dd310" officeooo:paragraph-rsid="003f832c"/>
    </style:style>
    <style:style style:name="P6" style:family="paragraph" style:parent-style-name="Standard">
      <style:text-properties officeooo:rsid="001dd310" officeooo:paragraph-rsid="004023bd"/>
    </style:style>
    <style:style style:name="P7" style:family="paragraph" style:parent-style-name="Standard">
      <style:text-properties officeooo:rsid="001dd310" officeooo:paragraph-rsid="0046b8a4"/>
    </style:style>
    <style:style style:name="P8" style:family="paragraph" style:parent-style-name="Standard">
      <style:text-properties officeooo:rsid="001dd310" officeooo:paragraph-rsid="006d83e7"/>
    </style:style>
    <style:style style:name="P9" style:family="paragraph" style:parent-style-name="Standard">
      <style:text-properties officeooo:rsid="001dd310" officeooo:paragraph-rsid="0072758d"/>
    </style:style>
    <style:style style:name="P10" style:family="paragraph" style:parent-style-name="Standard">
      <style:text-properties officeooo:rsid="001dd310" officeooo:paragraph-rsid="0075eb28"/>
    </style:style>
    <style:style style:name="P11" style:family="paragraph" style:parent-style-name="Standard">
      <style:text-properties fo:font-weight="bold" officeooo:rsid="001dd310" officeooo:paragraph-rsid="001dd310" style:font-weight-asian="bold" style:font-weight-complex="bold"/>
    </style:style>
    <style:style style:name="P12" style:family="paragraph" style:parent-style-name="Standard">
      <style:text-properties officeooo:rsid="0021627e" officeooo:paragraph-rsid="0021627e"/>
    </style:style>
    <style:style style:name="P13" style:family="paragraph" style:parent-style-name="Standard">
      <style:text-properties officeooo:rsid="0025cc75" officeooo:paragraph-rsid="0027a612"/>
    </style:style>
    <style:style style:name="P14" style:family="paragraph" style:parent-style-name="Standard">
      <style:text-properties fo:font-style="normal" officeooo:rsid="00473f2f" officeooo:paragraph-rsid="0046b8a4" style:font-style-asian="normal" style:font-style-complex="normal"/>
    </style:style>
    <style:style style:name="P15" style:family="paragraph" style:parent-style-name="Standard">
      <style:text-properties fo:font-style="normal" officeooo:rsid="003f832c" officeooo:paragraph-rsid="0067f07b" style:font-style-asian="normal" style:font-style-complex="normal"/>
    </style:style>
    <style:style style:name="P16" style:family="paragraph" style:parent-style-name="Standard">
      <style:text-properties fo:font-style="italic" officeooo:rsid="001dd310" officeooo:paragraph-rsid="003f832c" style:font-style-asian="italic" style:font-style-complex="italic"/>
    </style:style>
    <style:style style:name="P17" style:family="paragraph" style:parent-style-name="Standard">
      <style:text-properties officeooo:rsid="003eaaf6" officeooo:paragraph-rsid="003eaaf6"/>
    </style:style>
    <style:style style:name="P18" style:family="paragraph" style:parent-style-name="Standard">
      <style:text-properties officeooo:rsid="0046b4b1" officeooo:paragraph-rsid="0046b4b1"/>
    </style:style>
    <style:style style:name="P19" style:family="paragraph" style:parent-style-name="Text_20_body">
      <style:text-properties officeooo:rsid="002c85fb" officeooo:paragraph-rsid="0034084a"/>
    </style:style>
    <style:style style:name="P20" style:family="paragraph" style:parent-style-name="Text_20_body">
      <style:text-properties officeooo:rsid="002c85fb" officeooo:paragraph-rsid="00664803"/>
    </style:style>
    <style:style style:name="P21" style:family="paragraph" style:parent-style-name="Text_20_body">
      <style:text-properties officeooo:paragraph-rsid="002df92c"/>
    </style:style>
    <style:style style:name="P22" style:family="paragraph" style:parent-style-name="Text_20_body">
      <style:text-properties officeooo:rsid="00328bbc" officeooo:paragraph-rsid="0045d011"/>
    </style:style>
    <style:style style:name="P23" style:family="paragraph" style:parent-style-name="Text_20_body">
      <style:text-properties officeooo:rsid="00328bbc" officeooo:paragraph-rsid="0075121a"/>
    </style:style>
    <style:style style:name="P24" style:family="paragraph" style:parent-style-name="Text_20_body">
      <style:text-properties style:text-underline-style="none" officeooo:rsid="00328bbc" officeooo:paragraph-rsid="0036328e"/>
    </style:style>
    <style:style style:name="P25" style:family="paragraph" style:parent-style-name="Text_20_body">
      <style:text-properties officeooo:rsid="0069d3a2" officeooo:paragraph-rsid="0069d3a2"/>
    </style:style>
    <style:style style:name="P26" style:family="paragraph" style:parent-style-name="Standard">
      <style:text-properties fo:font-weight="normal" officeooo:rsid="0075f197" officeooo:paragraph-rsid="0075f197"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f81f5" style:font-style-asian="italic" style:font-style-complex="italic"/>
    </style:style>
    <style:style style:name="T3" style:family="text">
      <style:text-properties fo:font-style="italic" officeooo:rsid="002c85fb" style:font-style-asian="italic" style:font-style-complex="italic"/>
    </style:style>
    <style:style style:name="T4" style:family="text">
      <style:text-properties fo:font-style="italic" officeooo:rsid="00328bbc" style:font-style-asian="italic" style:font-style-complex="italic"/>
    </style:style>
    <style:style style:name="T5" style:family="text">
      <style:text-properties fo:font-style="italic" officeooo:rsid="003c8959" style:font-style-asian="italic" style:font-style-complex="italic"/>
    </style:style>
    <style:style style:name="T6" style:family="text">
      <style:text-properties fo:font-style="italic" officeooo:rsid="004023bd" style:font-style-asian="italic" style:font-style-complex="italic"/>
    </style:style>
    <style:style style:name="T7" style:family="text">
      <style:text-properties fo:font-style="italic" officeooo:rsid="004128a9" style:font-style-asian="italic" style:font-style-complex="italic"/>
    </style:style>
    <style:style style:name="T8" style:family="text">
      <style:text-properties fo:font-style="italic" officeooo:rsid="00427488" style:font-style-asian="italic" style:font-style-complex="italic"/>
    </style:style>
    <style:style style:name="T9" style:family="text">
      <style:text-properties fo:font-style="italic" officeooo:rsid="0046b8a4" style:font-style-asian="italic" style:font-style-complex="italic"/>
    </style:style>
    <style:style style:name="T10" style:family="text">
      <style:text-properties fo:font-style="italic" fo:font-weight="normal" officeooo:rsid="0021627e"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3562d5" style:font-style-asian="italic" style:font-style-complex="italic"/>
    </style:style>
    <style:style style:name="T13" style:family="text">
      <style:text-properties fo:font-style="italic" style:text-underline-style="none" officeooo:rsid="005402b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style:text-position="super 58%" fo:font-style="normal" fo:font-weight="normal" officeooo:rsid="0021627e" style:font-style-asian="normal" style:font-weight-asian="normal" style:font-style-complex="normal" style:font-weight-complex="normal"/>
    </style:style>
    <style:style style:name="T16" style:family="text">
      <style:text-properties style:text-position="super 58%" fo:font-style="normal" officeooo:rsid="0039d8bb" style:font-style-asian="normal" style:font-style-complex="normal"/>
    </style:style>
    <style:style style:name="T17" style:family="text">
      <style:text-properties style:text-position="super 58%" style:text-underline-style="none"/>
    </style:style>
    <style:style style:name="T18" style:family="text">
      <style:text-properties style:text-position="super 58%" officeooo:rsid="0028c453"/>
    </style:style>
    <style:style style:name="T19" style:family="text">
      <style:text-properties officeooo:rsid="00217118"/>
    </style:style>
    <style:style style:name="T20" style:family="text">
      <style:text-properties fo:font-style="normal" style:font-style-asian="normal" style:font-style-complex="normal"/>
    </style:style>
    <style:style style:name="T21" style:family="text">
      <style:text-properties fo:font-style="normal" officeooo:rsid="0033006e" style:font-style-asian="normal" style:font-style-complex="normal"/>
    </style:style>
    <style:style style:name="T22" style:family="text">
      <style:text-properties fo:font-style="normal" officeooo:rsid="00336787" style:font-style-asian="normal" style:font-style-complex="normal"/>
    </style:style>
    <style:style style:name="T23" style:family="text">
      <style:text-properties fo:font-style="normal" officeooo:rsid="0036328e" style:font-style-asian="normal" style:font-style-complex="normal"/>
    </style:style>
    <style:style style:name="T24" style:family="text">
      <style:text-properties fo:font-style="normal" officeooo:rsid="0046b8a4" style:font-style-asian="normal" style:font-style-complex="normal"/>
    </style:style>
    <style:style style:name="T25" style:family="text">
      <style:text-properties fo:font-style="normal" officeooo:rsid="00473f2f" style:font-style-asian="normal" style:font-style-complex="normal"/>
    </style:style>
    <style:style style:name="T26" style:family="text">
      <style:text-properties fo:font-style="normal" officeooo:rsid="00502a0b" style:font-style-asian="normal" style:font-style-complex="normal"/>
    </style:style>
    <style:style style:name="T27" style:family="text">
      <style:text-properties fo:font-style="normal" officeooo:rsid="0039d8bb" style:font-style-asian="normal" style:font-style-complex="normal"/>
    </style:style>
    <style:style style:name="T28" style:family="text">
      <style:text-properties fo:font-style="normal" officeooo:rsid="003b107a" style:font-style-asian="normal" style:font-style-complex="normal"/>
    </style:style>
    <style:style style:name="T29" style:family="text">
      <style:text-properties fo:font-style="normal" officeooo:rsid="00597cd1" style:font-style-asian="normal" style:font-style-complex="normal"/>
    </style:style>
    <style:style style:name="T30" style:family="text">
      <style:text-properties fo:font-style="normal" officeooo:rsid="006fdd7c" style:font-style-asian="normal" style:font-style-complex="normal"/>
    </style:style>
    <style:style style:name="T31" style:family="text">
      <style:text-properties fo:font-style="normal" officeooo:rsid="00718bba" style:font-style-asian="normal" style:font-style-complex="normal"/>
    </style:style>
    <style:style style:name="T32" style:family="text">
      <style:text-properties fo:font-style="normal" officeooo:rsid="0072758d" style:font-style-asian="normal" style:font-style-complex="normal"/>
    </style:style>
    <style:style style:name="T33" style:family="text">
      <style:text-properties fo:font-style="normal" officeooo:rsid="0072ecf4" style:font-style-asian="normal" style:font-style-complex="normal"/>
    </style:style>
    <style:style style:name="T34" style:family="text">
      <style:text-properties fo:font-style="normal" officeooo:rsid="0073ca13" style:font-style-asian="normal" style:font-style-complex="normal"/>
    </style:style>
    <style:style style:name="T35" style:family="text">
      <style:text-properties fo:font-style="normal" fo:font-weight="normal" officeooo:rsid="0027a612" style:font-style-asian="normal" style:font-weight-asian="normal" style:font-style-complex="normal" style:font-weight-complex="normal"/>
    </style:style>
    <style:style style:name="T36" style:family="text">
      <style:text-properties fo:font-style="normal" fo:font-weight="normal" officeooo:rsid="0021627e" style:font-style-asian="normal" style:font-weight-asian="normal" style:font-style-complex="normal" style:font-weight-complex="normal"/>
    </style:style>
    <style:style style:name="T37" style:family="text">
      <style:text-properties fo:font-style="normal" fo:font-weight="normal" officeooo:rsid="0028128e" style:font-style-asian="normal" style:font-weight-asian="normal" style:font-style-complex="normal" style:font-weight-complex="normal"/>
    </style:style>
    <style:style style:name="T38" style:family="text">
      <style:text-properties fo:font-style="normal" fo:font-weight="normal" officeooo:rsid="002f95a9" style:font-style-asian="normal" style:font-weight-asian="normal" style:font-style-complex="normal" style:font-weight-complex="normal"/>
    </style:style>
    <style:style style:name="T39" style:family="text">
      <style:text-properties fo:font-style="normal" fo:font-weight="normal" officeooo:rsid="002fde9f" style:font-style-asian="normal" style:font-weight-asian="normal" style:font-style-complex="normal" style:font-weight-complex="normal"/>
    </style:style>
    <style:style style:name="T40" style:family="text">
      <style:text-properties fo:font-style="normal" fo:font-weight="normal" officeooo:rsid="0033006e" style:font-style-asian="normal" style:font-weight-asian="normal" style:font-style-complex="normal" style:font-weight-complex="normal"/>
    </style:style>
    <style:style style:name="T41" style:family="text">
      <style:text-properties fo:font-style="normal" fo:font-weight="normal" officeooo:rsid="0028c453" style:font-style-asian="normal" style:font-weight-asian="normal" style:font-style-complex="normal" style:font-weight-complex="normal"/>
    </style:style>
    <style:style style:name="T42" style:family="text">
      <style:text-properties fo:font-style="normal" fo:font-weight="normal" officeooo:rsid="0036328e" style:font-style-asian="normal" style:font-weight-asian="normal" style:font-style-complex="normal" style:font-weight-complex="normal"/>
    </style:style>
    <style:style style:name="T43" style:family="text">
      <style:text-properties fo:font-style="normal" fo:font-weight="normal" officeooo:rsid="004cb6d7" style:font-style-asian="normal" style:font-weight-asian="normal" style:font-style-complex="normal" style:font-weight-complex="normal"/>
    </style:style>
    <style:style style:name="T44" style:family="text">
      <style:text-properties fo:font-style="normal" fo:font-weight="normal" officeooo:rsid="005fb4fc" style:font-style-asian="normal" style:font-weight-asian="normal" style:font-style-complex="normal" style:font-weight-complex="normal"/>
    </style:style>
    <style:style style:name="T45" style:family="text">
      <style:text-properties fo:font-style="normal" fo:font-weight="normal" officeooo:rsid="00602540" style:font-style-asian="normal" style:font-weight-asian="normal" style:font-style-complex="normal" style:font-weight-complex="normal"/>
    </style:style>
    <style:style style:name="T46" style:family="text">
      <style:text-properties fo:font-style="normal" style:text-underline-style="none" officeooo:rsid="0033006e" style:font-style-asian="normal" style:font-style-complex="normal"/>
    </style:style>
    <style:style style:name="T47" style:family="text">
      <style:text-properties fo:font-style="normal" style:text-underline-style="none" officeooo:rsid="0033362c" style:font-style-asian="normal" style:font-style-complex="normal"/>
    </style:style>
    <style:style style:name="T48" style:family="text">
      <style:text-properties fo:font-style="normal" style:text-underline-style="none" officeooo:rsid="00743bc1" style:font-style-asian="normal" style:font-style-complex="normal"/>
    </style:style>
    <style:style style:name="T49" style:family="text">
      <style:text-properties officeooo:rsid="0028128e"/>
    </style:style>
    <style:style style:name="T50" style:family="text">
      <style:text-properties officeooo:rsid="0028c453"/>
    </style:style>
    <style:style style:name="T51" style:family="text">
      <style:text-properties officeooo:rsid="002df92c"/>
    </style:style>
    <style:style style:name="T52" style:family="text">
      <style:text-properties officeooo:rsid="003c8959"/>
    </style:style>
    <style:style style:name="T53" style:family="text">
      <style:text-properties officeooo:rsid="003f832c"/>
    </style:style>
    <style:style style:name="T54" style:family="text">
      <style:text-properties officeooo:rsid="004023bd"/>
    </style:style>
    <style:style style:name="T55" style:family="text">
      <style:text-properties style:text-underline-style="none"/>
    </style:style>
    <style:style style:name="T56" style:family="text">
      <style:text-properties style:text-underline-style="none" officeooo:rsid="0025cc75"/>
    </style:style>
    <style:style style:name="T57" style:family="text">
      <style:text-properties style:text-underline-style="none" officeooo:rsid="00217118"/>
    </style:style>
    <style:style style:name="T58" style:family="text">
      <style:text-properties style:text-underline-style="none" officeooo:rsid="005af99e"/>
    </style:style>
    <style:style style:name="T59" style:family="text">
      <style:text-properties officeooo:rsid="005ab772"/>
    </style:style>
    <style:style style:name="T60" style:family="text">
      <style:text-properties officeooo:rsid="00652aeb"/>
    </style:style>
    <style:style style:name="T61" style:family="text">
      <style:text-properties officeooo:rsid="00664803"/>
    </style:style>
    <style:style style:name="T62" style:family="text">
      <style:text-properties officeooo:rsid="006d83e7"/>
    </style:style>
    <style:style style:name="T63" style:family="text">
      <style:text-properties officeooo:rsid="006e2591"/>
    </style:style>
    <style:style style:name="T64" style:family="text">
      <style:text-properties officeooo:rsid="00771b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B SESSION 1: Joint Space Motion Control </text:p>
      <text:p text:style-name="P11"/>
      <text:p text:style-name="P26">To test the rviz visualization, <text:span text:style-name="T64">try to move the joints with the sliders running</text:span>:</text:p>
      <text:p text:style-name="P26">roslaunch visualize.launch test_joints:=true</text:p>
      <text:p text:style-name="P11"/>
      <text:p text:style-name="P12"><text:span text:style-name="T55">1) </text:span><text:span text:style-name="T56">Sinusoidal </text:span><text:span text:style-name="T14">Reference generation: </text:span><text:span text:style-name="T55">Generate sinusoidal references for 2</text:span><text:span text:style-name="T17">nd</text:span><text:span text:style-name="T55"> and 5</text:span><text:span text:style-name="T17">th</text:span><text:span text:style-name="T55"> joint at <text:s/>1.0 and 1.5 Hz </text:span><text:span text:style-name="T58">and amplitudes 0.2, 0.4 rad, </text:span><text:span text:style-name="T55">respectively. </text:span><text:span text:style-name="T57">After 3.0 seco</text:span><text:span text:style-name="T19">nds stop the sine and give constant reference for 2.0 s.</text:span></text:p>
      <text:p text:style-name="P12"/>
      <text:p text:style-name="P13">2) Step <text:span text:style-name="T10">Reference generation: </text:span><text:span text:style-name="T35">generate a </text:span><text:span text:style-name="T44">-0.</text:span><text:span text:style-name="T45">4</text:span><text:span text:style-name="T44">, </text:span><text:span text:style-name="T39">0.5</text:span><text:span text:style-name="T35"> rad step reference change </text:span><text:span text:style-name="T38">step(t = 2.0) </text:span><text:span text:style-name="T36">for 2</text:span><text:span text:style-name="T15">nd</text:span><text:span text:style-name="T36"> and 5</text:span><text:span text:style-name="T15">th</text:span><text:span text:style-name="T36"> joint, </text:span><text:span text:style-name="T44">respectively</text:span><text:span text:style-name="T36"> </text:span><text:span text:style-name="T37">from the initial configuration q0. <text:s/></text:span></text:p>
      <text:p text:style-name="P12"/>
      <text:p text:style-name="P2"><text:span text:style-name="T49">3</text:span>) <text:span text:style-name="T2">Joint </text:span><text:span text:style-name="T1">PD control:</text:span></text:p>
      <text:p text:style-name="P21">Implement Joint PD control with Kp = 300 Nm/rad and Kd = <text:span text:style-name="T59">2</text:span>0 Nms/rad. <text:span text:style-name="T50">Use the step reference generated in 2). Plot the tracking error, see that the tracking error is present both at steady state and at transient. Is there any overshoot in all the joints? Explain why there is no overshoot in the 5</text:span><text:span text:style-name="T18">th</text:span><text:span text:style-name="T50"> joint. </text:span></text:p>
      <text:p text:style-name="P5"><text:span text:style-name="T53">4</text:span>) <text:span text:style-name="T2">Joint </text:span><text:span text:style-name="T1">PD control – </text:span><text:span text:style-name="T8">high gains</text:span><text:span text:style-name="T1">:</text:span></text:p>
      <text:p text:style-name="P15">Implement Joint PD control with Kp = <text:span text:style-name="T60">6</text:span>00 Nm/rad and Kd = <text:span text:style-name="T60">3</text:span>0 Nms/rad. <text:s/><text:span text:style-name="T50">Use the step reference generated in 2). See that the tracking error is reduced of almost half. See that the system becomes unstable if you increase Kd. Try to reduce dt to 0.0001 s and see the maximum Kd you can set before getting unstable.</text:span></text:p>
      <text:p text:style-name="P16"/>
      <text:p text:style-name="P19"><text:span text:style-name="T53">5</text:span>) <text:span text:style-name="T1">Joint PD control </text:span><text:span text:style-name="T4">critical damping</text:span>:</text:p>
      <text:p text:style-name="P20"><text:span text:style-name="T61">Set Kp = 300 Nm/rad, s</text:span>et Kd <text:span text:style-name="T51">(online)</text:span> in order to achieve a critical damping for both <text:s/><text:span text:style-name="T36">2</text:span><text:span text:style-name="T15">nd</text:span><text:span text:style-name="T36"> and 5</text:span><text:span text:style-name="T15">th</text:span><text:span text:style-name="T36"> joint </text:span><text:span text:style-name="T42">(advice: use the inertia seen by each joint)</text:span><text:span text:style-name="T36">. </text:span><text:span text:style-name="T41">Use </text:span><text:span text:style-name="T43">the </text:span><text:span text:style-name="T41">step generated in 2) </text:span><text:span text:style-name="T40">as reference, is the overshoot still there?</text:span></text:p>
      <text:p text:style-name="P23"><text:span text:style-name="T53">6</text:span>) <text:s/><text:span text:style-name="T2">Joint </text:span><text:span text:style-name="T3">PD control </text:span><text:span text:style-name="T1">+ Gravity Compensation:</text:span></text:p>
      <text:p text:style-name="P22"><text:span text:style-name="T22">A</text:span><text:span text:style-name="T20">dd </text:span><text:span text:style-name="T21">gravity compensation. Give the </text:span><text:span text:style-name="T34">step</text:span><text:span text:style-name="T46"> reference generated in </text:span><text:span text:style-name="T48">2</text:span><text:span text:style-name="T46">) as input to the system. Check the</text:span><text:span text:style-name="T47">re is no longer a </text:span><text:span text:style-name="T46"><text:s/>tracking error at st</text:span><text:span text:style-name="T21">eady state is <text:s/>but </text:span><text:span text:style-name="T26">it </text:span><text:span text:style-name="T21">still remains during the transient.</text:span></text:p>
      <text:p text:style-name="P25"><text:span text:style-name="T21">C</text:span><text:span text:style-name="T20">heck also the tracking with </text:span><text:span text:style-name="T46"><text:s/>the sinusoidal reference generated in 1).</text:span></text:p>
      <text:p text:style-name="P10"><text:span text:style-name="T53">7</text:span>) <text:span text:style-name="T2">Joint <text:s/></text:span><text:span text:style-name="T1">P</text:span><text:span text:style-name="T11">D + gravity + </text:span><text:span text:style-name="T12">Feed-Forward </text:span><text:span text:style-name="T13">term</text:span><text:span text:style-name="T55">:</text:span></text:p>
      <text:p text:style-name="P24"><text:span text:style-name="T23">Add also feed-forward term to the PD control (advice: use the inertia seen by each joint). </text:span><text:span text:style-name="T21">Give the sinusoidal reference generated in 1). </text:span><text:span text:style-name="T27">See that the tracking error is improved. Check the tracking of 1</text:span><text:span text:style-name="T16">st</text:span><text:span text:style-name="T27"> joint (constant reference) seeing </text:span><text:span text:style-name="T28">that there are disturbances coming from the motion of the other joints, due to the inertial coupling.</text:span></text:p>
      <text:p text:style-name="P1"/>
      <text:p text:style-name="P3"><text:span text:style-name="T54">8</text:span>) <text:span text:style-name="T5">Inverse Dynamics</text:span>:</text:p>
      <text:p text:style-name="P8"><text:span text:style-name="T52">Implement a joint space inverse dynamics algorithm. Keep the same Kp, Kd gains as in 4) with a Feed-forward term. See how the tracking errors are zero also during the transient (no inertia coupling). How is the tracking of velocity at the beginning?</text:span> </text:p>
      <text:p text:style-name="P1"><text:s/></text:p>
      <text:p text:style-name="P4"><text:span text:style-name="T54">9</text:span>) <text:span text:style-name="T5">Inverse Dynamics – </text:span><text:span text:style-name="T7">initial velocity</text:span>:</text:p>
      <text:p text:style-name="P17">Change the initial value of the joint velocity, to be consistent with the initial reference velocity, and see the tracking error is zero also at the beginning, for all the joint<text:span text:style-name="T62">s</text:span>. </text:p>
      <text:p text:style-name="P1"/>
      <text:p text:style-name="P6"><text:soft-page-break/><text:span text:style-name="T54">10</text:span>) <text:span text:style-name="T1"><text:s/></text:span><text:span text:style-name="T5">Inverse Dynamics – </text:span><text:span text:style-name="T6">low gains</text:span>:</text:p>
      <text:p text:style-name="P18">Reduce the Kp, Kd gains to 1/10 and <text:span text:style-name="T63">observe the tracking changes for the joints in motion, but there is still no coupling with the joints not in motion.</text:span></text:p>
      <text:p text:style-name="P6"/>
      <text:p text:style-name="P7"><text:span text:style-name="T54">11</text:span>) <text:span text:style-name="T9">External force:</text:span></text:p>
      <text:p text:style-name="P9"><text:span text:style-name="T30">Restore Kp = 300 and Kd = 20. </text:span><text:span text:style-name="T33">Give constant reference q0 </text:span><text:span text:style-name="T30"><text:s/>and</text:span><text:span text:style-name="T24"> </text:span><text:span text:style-name="T31">after 2 s</text:span><text:span text:style-name="T32">econds </text:span><text:span text:style-name="T30">a</text:span><text:span text:style-name="T24">pply </text:span><text:span text:style-name="T32">an </text:span><text:span text:style-name="T24">external force of </text:span><text:span text:style-name="T33">10</text:span><text:span text:style-name="T24">0N in the Z direction. See that </text:span><text:span text:style-name="T25">a tracking error affects all </text:span><text:span text:style-name="T29">the </text:span><text:span text:style-name="T25">joints. Play with the Kp, Kd gains showing that with high gains the error is reduced.</text:spa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4:34:31.747104863</meta:creation-date>
    <dc:date>2020-06-30T16:13:34.087795562</dc:date>
    <meta:editing-duration>PT5H16M27S</meta:editing-duration>
    <meta:editing-cycles>93</meta:editing-cycles>
    <meta:generator>LibreOffice/5.1.6.2$Linux_X86_64 LibreOffice_project/10m0$Build-2</meta:generator>
    <meta:document-statistic meta:table-count="0" meta:image-count="0" meta:object-count="0" meta:page-count="2" meta:paragraph-count="25" meta:word-count="545" meta:character-count="3123" meta:non-whitespace-character-count="2582"/>
  </office:meta>
</office:document-meta>
</file>